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_6._32_New_32_topics" style:data-style-name="N4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Heading_6._32_New_32_topics" style:data-style-name="N4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style:vertical-align="top" fo:background-color="#FFFFFF"/>
    </style:style>
    <style:style style:name="ce19" style:family="table-cell" style:parent-style-name="Default" style:data-style-name="N0">
      <style:table-cell-properties style:vertical-align="top" fo:background-color="#FFFFFF"/>
    </style:style>
    <style:style style:name="ce20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top" fo:background-color="#FFFFFF"/>
    </style:style>
    <style:style style:name="ce22" style:family="table-cell" style:parent-style-name="Percent" style:data-style-name="N38">
      <style:table-cell-properties fo:background-color="#FFFFFF"/>
    </style:style>
    <style:style style:name="ce23" style:family="table-cell" style:parent-style-name="Default" style:data-style-name="N36">
      <style:table-cell-properties fo:background-color="#FFFFFF"/>
    </style:style>
    <style:style style:name="ce24" style:family="table-cell" style:parent-style-name="Default" style:data-style-name="N37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19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28" style:family="table-cell" style:parent-style-name="Percent" style:data-style-name="N13">
      <style:table-cell-properties style:vertical-align="top" fo:background-color="#FFFFFF"/>
    </style:style>
    <style:style style:name="ce29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0" style:family="table-cell" style:parent-style-name="Default" style:data-style-name="N36">
      <style:table-cell-properties fo:background-color="#FFFFFF"/>
      <style:text-properties fo:font-weight="bold" style:font-weight-asian="bold" style:font-weight-complex="bold"/>
    </style:style>
    <style:style style:name="ce31" style:family="table-cell" style:parent-style-name="Percent" style:data-style-name="N38">
      <style:table-cell-properties style:vertical-align="top" fo:background-color="#FFFFFF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4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7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8" style:family="table-cell" style:parent-style-name="Normal_Main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9" style:family="table-cell" style:parent-style-name="Normal_Main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0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1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2" style:family="table-cell" style:parent-style-name="Normal_Main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4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45" style:family="table-cell" style:parent-style-name="Percent" style:data-style-name="N2">
      <style:table-cell-properties fo:background-color="#FFFFFF"/>
    </style:style>
    <style:style style:name="ce46" style:family="table-cell" style:parent-style-name="Percent" style:data-style-name="N13">
      <style:table-cell-properties fo:background-color="#FFFFFF"/>
    </style:style>
    <style:style style:name="ce47" style:family="table-cell" style:parent-style-name="Default" style:data-style-name="N39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53.2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68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">
      <style:paragraph-properties fo:line-height="0.19444in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6853" style:text-line-through-type="none" style:text-line-through-style="none" style:text-line-through-width="auto" style:text-line-through-color="font-color" style:text-position="0% 100%" style:font-charset="x-symbo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68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">
      <style:text-properties fo:font-variant="normal" fo:text-transform="none" fo:color="#006853" style:text-line-through-type="none" style:text-line-through-style="none" style:text-line-through-width="auto" style:text-line-through-color="font-color" style:text-position="0% 100%" fo:font-family="Calibri" fo:font-size="1.59722in" style:font-size-asian="1.59722in" style:font-size-complex="1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0.19444in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">
      <style:text-properties fo:font-variant="normal" fo:text-transform="none" fo:color="#a0e0e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49f73" style:text-line-through-type="none" style:text-line-through-style="none" style:text-line-through-width="auto" style:text-line-through-color="font-color" style:text-position="0% 100%" style:font-charset="x-symbo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49f73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99a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0.25in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d25f15" style:text-line-through-type="none" style:text-line-through-style="none" style:text-line-through-width="auto" style:text-line-through-color="font-color" style:text-position="0% 100%" style:font-charset="x-symbo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d25f15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66a498" style:text-line-through-type="none" style:text-line-through-style="none" style:text-line-through-width="auto" style:text-line-through-color="font-color" style:text-position="0% 100%" style:font-charset="x-symbo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66a49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59722in" style:font-size-asian="1.59722in" style:font-size-complex="1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e9d3a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">
      <style:paragraph-properties fo:line-height="0.25in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c9921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0.19444in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c99212" style:text-line-through-type="none" style:text-line-through-style="none" style:text-line-through-width="auto" style:text-line-through-color="font-color" style:text-position="0% 100%" style:font-charset="x-symbo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e49f7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c99212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0.19444in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e9d3a0" style:text-line-through-type="none" style:text-line-through-style="none" style:text-line-through-width="auto" style:text-line-through-color="font-color" style:text-position="0% 100%" style:font-charset="x-symbo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e9d3a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a0e0e0" style:text-line-through-type="none" style:text-line-through-style="none" style:text-line-through-width="auto" style:text-line-through-color="font-color" style:text-position="0% 100%" style:font-charset="x-symbo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99a9" style:text-line-through-type="none" style:text-line-through-style="none" style:text-line-through-width="auto" style:text-line-through-color="font-color" style:text-position="0% 100%" style:font-charset="x-symbo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99a9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RT010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8" table:default-cell-style-name="ce5"/>
        <table:table-column table:style-name="co5" table:number-columns-repeated="16373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light-rail-and-tram-statistics">Light rail and tram statistics (https://www.gov.uk/government/collections/light-rail-and-tram-statistics)</text:a></text:p>
          </table:table-cell>
          <table:table-cell table:style-name="ce4"/>
          <table:table-cell table:number-columns-repeated="16382" table:style-name="ce5"/>
        </table:table-row>
        <table:table-row table:style-name="ro3">
          <table:table-cell office:value-type="string" table:style-name="ce6">
            <text:p>Table TSGB0611 (LRT0101)</text:p>
          </table:table-cell>
          <table:table-cell table:style-name="ce6"/>
          <table:table-cell table:number-columns-repeated="16382" table:style-name="ce3"/>
        </table:table-row>
        <table:table-row table:style-name="ro4">
          <table:table-cell office:value-type="string" table:style-name="ce6">
            <text:p>Passenger journeys on light rail and trams by system<text:span text:style-name="T4">1</text:span>: England - annual from 1983/84<text:s/></text:p>
          </table:table-cell>
          <table:table-cell table:style-name="ce6"/>
          <table:table-cell table:number-columns-repeated="7" table:style-name="ce7"/>
          <table:table-cell table:style-name="ce8"/>
          <table:table-cell table:style-name="ce7"/>
          <table:table-cell table:number-columns-repeated="16373" table:style-name="ce3"/>
        </table:table-row>
        <table:table-row table:style-name="ro5">
          <table:table-cell table:number-columns-repeated="3" table:style-name="ce9"/>
          <table:table-cell table:number-columns-repeated="7" table:style-name="ce10"/>
          <table:table-cell office:value-type="string" table:style-name="ce11">
            <text:p>Millions</text:p>
          </table:table-cell>
          <table:table-cell table:number-columns-repeated="16373" table:style-name="ce5"/>
        </table:table-row>
        <table:table-row table:style-name="ro6">
          <table:table-cell office:value-type="string" table:style-name="ce12">
            <text:p>Financial year</text:p>
          </table:table-cell>
          <table:table-cell table:style-name="ce12"/>
          <table:table-cell office:value-type="string" table:style-name="ce13">
            <text:p>Docklands Light Railway</text:p>
          </table:table-cell>
          <table:table-cell office:value-type="string" table:style-name="ce14">
            <text:p>London Tramlink</text:p>
          </table:table-cell>
          <table:table-cell office:value-type="string" table:style-name="ce14">
            <text:p>Nottingham Express Transit</text:p>
          </table:table-cell>
          <table:table-cell office:value-type="string" table:style-name="ce13">
            <text:p>Midland Metro</text:p>
          </table:table-cell>
          <table:table-cell office:value-type="string" table:style-name="ce14">
            <text:p>Sheffield Supertram<text:s/></text:p>
          </table:table-cell>
          <table:table-cell office:value-type="string" table:style-name="ce14">
            <text:p>Tyne and Wear Metro</text:p>
          </table:table-cell>
          <table:table-cell office:value-type="string" table:style-name="ce14">
            <text:p>Manchester Metrolink<text:span text:style-name="T5">2</text:span></text:p>
          </table:table-cell>
          <table:table-cell office:value-type="string" table:style-name="ce13">
            <text:p>Blackpool Tramway</text:p>
          </table:table-cell>
          <table:table-cell office:value-type="string" table:style-name="ce14">
            <text:p>England</text:p>
          </table:table-cell>
          <table:table-cell table:number-columns-repeated="16373" table:style-name="ce5"/>
        </table:table-row>
        <table:table-row table:style-name="ro7">
          <table:table-cell office:value-type="string" table:style-name="ce15">
            <text:p>1983/84</text:p>
          </table:table-cell>
          <table:table-cell table:style-name="ce15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9.8" table:style-name="ce16">
            <text:p>49.8</text:p>
          </table:table-cell>
          <table:table-cell office:value-type="string" table:style-name="ce16">
            <text:p>.</text:p>
          </table:table-cell>
          <table:table-cell office:value-type="float" office:value="6.2" table:style-name="ce16">
            <text:p>6.2</text:p>
          </table:table-cell>
          <table:table-cell office:value-type="float" office:value="56" table:style-name="ce17">
            <text:p>56.0</text:p>
          </table:table-cell>
          <table:table-cell table:style-name="ce18"/>
          <table:table-cell table:number-columns-repeated="16372"/>
        </table:table-row>
        <table:table-row table:style-name="ro7">
          <table:table-cell office:value-type="string" table:style-name="ce15">
            <text:p>1984/85</text:p>
          </table:table-cell>
          <table:table-cell table:style-name="ce15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57.2" table:style-name="ce16">
            <text:p>57.2</text:p>
          </table:table-cell>
          <table:table-cell office:value-type="string" table:style-name="ce16">
            <text:p>.</text:p>
          </table:table-cell>
          <table:table-cell office:value-type="float" office:value="6" table:style-name="ce16">
            <text:p>6.0</text:p>
          </table:table-cell>
          <table:table-cell office:value-type="float" office:value="63.2" table:style-name="ce17">
            <text:p>63.2</text:p>
          </table:table-cell>
          <table:table-cell table:style-name="ce19"/>
          <table:table-cell table:number-columns-repeated="16372"/>
        </table:table-row>
        <table:table-row table:style-name="ro7">
          <table:table-cell office:value-type="string" table:style-name="ce20">
            <text:p>1985/86</text:p>
          </table:table-cell>
          <table:table-cell table:style-name="ce20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59.1" table:style-name="ce16">
            <text:p>59.1</text:p>
          </table:table-cell>
          <table:table-cell office:value-type="string" table:style-name="ce16">
            <text:p>.</text:p>
          </table:table-cell>
          <table:table-cell office:value-type="float" office:value="6.2" table:style-name="ce16">
            <text:p>6.2</text:p>
          </table:table-cell>
          <table:table-cell office:value-type="float" office:value="65.3" table:style-name="ce17">
            <text:p>65.3</text:p>
          </table:table-cell>
          <table:table-cell table:style-name="ce19"/>
          <table:table-cell table:number-columns-repeated="16372"/>
        </table:table-row>
        <table:table-row table:style-name="ro7">
          <table:table-cell office:value-type="string" table:style-name="ce20">
            <text:p>1986/87</text:p>
          </table:table-cell>
          <table:table-cell table:style-name="ce20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6.4" table:style-name="ce16">
            <text:p>46.4</text:p>
          </table:table-cell>
          <table:table-cell office:value-type="string" table:style-name="ce16">
            <text:p>.</text:p>
          </table:table-cell>
          <table:table-cell office:value-type="float" office:value="6.2" table:style-name="ce16">
            <text:p>6.2</text:p>
          </table:table-cell>
          <table:table-cell office:value-type="float" office:value="52.6" table:style-name="ce17">
            <text:p>52.6</text:p>
          </table:table-cell>
          <table:table-cell table:style-name="ce19"/>
          <table:table-cell table:number-columns-repeated="16372"/>
        </table:table-row>
        <table:table-row table:style-name="ro7">
          <table:table-cell office:value-type="string" table:style-name="ce20">
            <text:p>1987/88</text:p>
          </table:table-cell>
          <table:table-cell table:style-name="ce20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4.9" table:style-name="ce16">
            <text:p>44.9</text:p>
          </table:table-cell>
          <table:table-cell office:value-type="string" table:style-name="ce16">
            <text:p>.</text:p>
          </table:table-cell>
          <table:table-cell office:value-type="float" office:value="5.4" table:style-name="ce16">
            <text:p>5.4</text:p>
          </table:table-cell>
          <table:table-cell office:value-type="float" office:value="50.3" table:style-name="ce17">
            <text:p>50.3</text:p>
          </table:table-cell>
          <table:table-cell table:style-name="ce19"/>
          <table:table-cell table:number-columns-repeated="16372"/>
        </table:table-row>
        <table:table-row table:style-name="ro7">
          <table:table-cell office:value-type="string" table:style-name="ce20">
            <text:p>1988/89</text:p>
          </table:table-cell>
          <table:table-cell table:style-name="ce20"/>
          <table:table-cell office:value-type="float" office:value="6.6" table:style-name="ce16">
            <text:p>6.6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5.4" table:style-name="ce16">
            <text:p>45.4</text:p>
          </table:table-cell>
          <table:table-cell office:value-type="string" table:style-name="ce16">
            <text:p>.</text:p>
          </table:table-cell>
          <table:table-cell office:value-type="float" office:value="5.4" table:style-name="ce16">
            <text:p>5.4</text:p>
          </table:table-cell>
          <table:table-cell office:value-type="float" office:value="57.4" table:style-name="ce17">
            <text:p>57.4</text:p>
          </table:table-cell>
          <table:table-cell table:style-name="ce19"/>
          <table:table-cell table:number-columns-repeated="16372"/>
        </table:table-row>
        <table:table-row table:style-name="ro7">
          <table:table-cell office:value-type="string" table:style-name="ce20">
            <text:p>1989/90</text:p>
          </table:table-cell>
          <table:table-cell table:style-name="ce20"/>
          <table:table-cell office:value-type="float" office:value="8.5" table:style-name="ce16">
            <text:p>8.5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5.5" table:style-name="ce16">
            <text:p>45.5</text:p>
          </table:table-cell>
          <table:table-cell office:value-type="string" table:style-name="ce16">
            <text:p>.</text:p>
          </table:table-cell>
          <table:table-cell office:value-type="float" office:value="5.6" table:style-name="ce16">
            <text:p>5.6</text:p>
          </table:table-cell>
          <table:table-cell office:value-type="float" office:value="59.6" table:style-name="ce17">
            <text:p>59.6</text:p>
          </table:table-cell>
          <table:table-cell table:style-name="ce19"/>
          <table:table-cell table:number-columns-repeated="16372"/>
        </table:table-row>
        <table:table-row table:style-name="ro7">
          <table:table-cell office:value-type="string" table:style-name="ce20">
            <text:p>1990/91</text:p>
          </table:table-cell>
          <table:table-cell table:style-name="ce20"/>
          <table:table-cell office:value-type="float" office:value="8" table:style-name="ce16">
            <text:p>8.0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3.6" table:style-name="ce16">
            <text:p>43.6</text:p>
          </table:table-cell>
          <table:table-cell office:value-type="string" table:style-name="ce16">
            <text:p>.</text:p>
          </table:table-cell>
          <table:table-cell office:value-type="float" office:value="5.8" table:style-name="ce16">
            <text:p>5.8</text:p>
          </table:table-cell>
          <table:table-cell office:value-type="float" office:value="57.4" table:style-name="ce17">
            <text:p>57.4</text:p>
          </table:table-cell>
          <table:table-cell table:style-name="ce19"/>
          <table:table-cell table:number-columns-repeated="16372"/>
        </table:table-row>
        <table:table-row table:style-name="ro7">
          <table:table-cell office:value-type="string" table:style-name="ce20">
            <text:p>1991/92</text:p>
          </table:table-cell>
          <table:table-cell table:style-name="ce20"/>
          <table:table-cell office:value-type="float" office:value="7.9" table:style-name="ce16">
            <text:p>7.9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0.6" table:style-name="ce16">
            <text:p>40.6</text:p>
          </table:table-cell>
          <table:table-cell office:value-type="string" table:style-name="ce16">
            <text:p>.</text:p>
          </table:table-cell>
          <table:table-cell office:value-type="float" office:value="5" table:style-name="ce16">
            <text:p>5.0</text:p>
          </table:table-cell>
          <table:table-cell office:value-type="float" office:value="53.5" table:style-name="ce17">
            <text:p>53.5</text:p>
          </table:table-cell>
          <table:table-cell table:style-name="ce19"/>
          <table:table-cell table:number-columns-repeated="16372"/>
        </table:table-row>
        <table:table-row table:style-name="ro7">
          <table:table-cell office:value-type="string" table:style-name="ce20">
            <text:p>1992/93</text:p>
          </table:table-cell>
          <table:table-cell table:style-name="ce20"/>
          <table:table-cell office:value-type="float" office:value="6.9" table:style-name="ce16">
            <text:p>6.9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38.9" table:style-name="ce16">
            <text:p>38.9</text:p>
          </table:table-cell>
          <table:table-cell office:value-type="float" office:value="8.1" table:style-name="ce16">
            <text:p>8.1</text:p>
          </table:table-cell>
          <table:table-cell office:value-type="float" office:value="5.2" table:style-name="ce16">
            <text:p>5.2</text:p>
          </table:table-cell>
          <table:table-cell office:value-type="float" office:value="59.1" table:style-name="ce17">
            <text:p>59.1</text:p>
          </table:table-cell>
          <table:table-cell table:style-name="ce21"/>
          <table:table-cell table:number-columns-repeated="16372"/>
        </table:table-row>
        <table:table-row table:style-name="ro7">
          <table:table-cell office:value-type="string" table:style-name="ce20">
            <text:p>1993/94</text:p>
          </table:table-cell>
          <table:table-cell table:style-name="ce20"/>
          <table:table-cell office:value-type="float" office:value="8.3000000000000007" table:style-name="ce16">
            <text:p>8.3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38.299999999999997" table:style-name="ce16">
            <text:p>38.3</text:p>
          </table:table-cell>
          <table:table-cell office:value-type="float" office:value="11.3" table:style-name="ce16">
            <text:p>11.3</text:p>
          </table:table-cell>
          <table:table-cell office:value-type="float" office:value="5.5" table:style-name="ce16">
            <text:p>5.5</text:p>
          </table:table-cell>
          <table:table-cell office:value-type="float" office:value="63.4" table:style-name="ce17">
            <text:p>63.4</text:p>
          </table:table-cell>
          <table:table-cell table:style-name="ce21"/>
          <table:table-cell table:number-columns-repeated="16372" table:style-name="ce5"/>
        </table:table-row>
        <table:table-row table:style-name="ro7">
          <table:table-cell office:value-type="string" table:style-name="ce20">
            <text:p>1994/95</text:p>
          </table:table-cell>
          <table:table-cell table:style-name="ce20"/>
          <table:table-cell office:value-type="float" office:value="11.3" table:style-name="ce16">
            <text:p>11.3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2.2000000000000002" table:style-name="ce16">
            <text:p>2.2</text:p>
          </table:table-cell>
          <table:table-cell office:value-type="float" office:value="37" table:style-name="ce16">
            <text:p>37.0</text:p>
          </table:table-cell>
          <table:table-cell office:value-type="float" office:value="12.3" table:style-name="ce16">
            <text:p>12.3</text:p>
          </table:table-cell>
          <table:table-cell office:value-type="float" office:value="5.4" table:style-name="ce16">
            <text:p>5.4</text:p>
          </table:table-cell>
          <table:table-cell office:value-type="float" office:value="68.2" table:style-name="ce17">
            <text:p>68.2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5/96</text:p>
          </table:table-cell>
          <table:table-cell table:style-name="ce20"/>
          <table:table-cell office:value-type="float" office:value="14.5" table:style-name="ce16">
            <text:p>14.5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5.3" table:style-name="ce16">
            <text:p>5.3</text:p>
          </table:table-cell>
          <table:table-cell office:value-type="float" office:value="35.9" table:style-name="ce16">
            <text:p>35.9</text:p>
          </table:table-cell>
          <table:table-cell office:value-type="float" office:value="12.6" table:style-name="ce16">
            <text:p>12.6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73.2" table:style-name="ce17">
            <text:p>73.2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6/97</text:p>
          </table:table-cell>
          <table:table-cell table:style-name="ce20"/>
          <table:table-cell office:value-type="float" office:value="16.7" table:style-name="ce16">
            <text:p>16.7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7.8" table:style-name="ce16">
            <text:p>7.8</text:p>
          </table:table-cell>
          <table:table-cell office:value-type="float" office:value="35.4" table:style-name="ce16">
            <text:p>35.4</text:p>
          </table:table-cell>
          <table:table-cell office:value-type="float" office:value="13.4" table:style-name="ce16">
            <text:p>13.4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78.2" table:style-name="ce17">
            <text:p>78.2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7/98</text:p>
          </table:table-cell>
          <table:table-cell table:style-name="ce20"/>
          <table:table-cell office:value-type="float" office:value="21" table:style-name="ce16">
            <text:p>21.0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9.1999999999999993" table:style-name="ce16">
            <text:p>9.2</text:p>
          </table:table-cell>
          <table:table-cell office:value-type="float" office:value="35" table:style-name="ce16">
            <text:p>35.0</text:p>
          </table:table-cell>
          <table:table-cell office:value-type="float" office:value="13.8" table:style-name="ce16">
            <text:p>13.8</text:p>
          </table:table-cell>
          <table:table-cell office:value-type="float" office:value="4.7" table:style-name="ce16">
            <text:p>4.7</text:p>
          </table:table-cell>
          <table:table-cell office:value-type="float" office:value="83.7" table:style-name="ce17">
            <text:p>83.7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8/99</text:p>
          </table:table-cell>
          <table:table-cell table:style-name="ce20"/>
          <table:table-cell office:value-type="float" office:value="27.6" table:style-name="ce16">
            <text:p>27.6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10.4" table:style-name="ce16">
            <text:p>10.4</text:p>
          </table:table-cell>
          <table:table-cell office:value-type="float" office:value="33.799999999999997" table:style-name="ce16">
            <text:p>33.8</text:p>
          </table:table-cell>
          <table:table-cell office:value-type="float" office:value="13.2" table:style-name="ce16">
            <text:p>13.2</text:p>
          </table:table-cell>
          <table:table-cell office:value-type="float" office:value="4.4000000000000004" table:style-name="ce16">
            <text:p>4.4</text:p>
          </table:table-cell>
          <table:table-cell office:value-type="float" office:value="89.3" table:style-name="ce17">
            <text:p>89.3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1999/00</text:p>
          </table:table-cell>
          <table:table-cell table:style-name="ce20"/>
          <table:table-cell office:value-type="float" office:value="31.3" table:style-name="ce16">
            <text:p>31.3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.8" table:style-name="ce16">
            <text:p>4.8</text:p>
          </table:table-cell>
          <table:table-cell office:value-type="float" office:value="10.9" table:style-name="ce16">
            <text:p>10.9</text:p>
          </table:table-cell>
          <table:table-cell office:value-type="float" office:value="32.700000000000003" table:style-name="ce16">
            <text:p>32.7</text:p>
          </table:table-cell>
          <table:table-cell office:value-type="float" office:value="14.2" table:style-name="ce16">
            <text:p>14.2</text:p>
          </table:table-cell>
          <table:table-cell office:value-type="float" office:value="4.3" table:style-name="ce16">
            <text:p>4.3</text:p>
          </table:table-cell>
          <table:table-cell office:value-type="float" office:value="98.2" table:style-name="ce17">
            <text:p>98.2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2000/01</text:p>
          </table:table-cell>
          <table:table-cell table:style-name="ce20"/>
          <table:table-cell office:value-type="float" office:value="38.4" table:style-name="ce16">
            <text:p>38.4</text:p>
          </table:table-cell>
          <table:table-cell office:value-type="float" office:value="15" table:style-name="ce16">
            <text:p>15.0</text:p>
          </table:table-cell>
          <table:table-cell office:value-type="string" table:style-name="ce16">
            <text:p>.</text:p>
          </table:table-cell>
          <table:table-cell office:value-type="float" office:value="5.4" table:style-name="ce16">
            <text:p>5.4</text:p>
          </table:table-cell>
          <table:table-cell office:value-type="float" office:value="11.1" table:style-name="ce16">
            <text:p>11.1</text:p>
          </table:table-cell>
          <table:table-cell office:value-type="float" office:value="32.5" table:style-name="ce16">
            <text:p>32.5</text:p>
          </table:table-cell>
          <table:table-cell office:value-type="float" office:value="17.2" table:style-name="ce16">
            <text:p>17.2</text:p>
          </table:table-cell>
          <table:table-cell office:value-type="float" office:value="4.0999999999999996" table:style-name="ce16">
            <text:p>4.1</text:p>
          </table:table-cell>
          <table:table-cell office:value-type="float" office:value="123.6" table:style-name="ce17">
            <text:p>123.6</text:p>
          </table:table-cell>
          <table:table-cell table:style-name="ce19"/>
          <table:table-cell table:style-name="ce5"/>
          <table:table-cell table:style-name="ce22"/>
          <table:table-cell table:number-columns-repeated="16370" table:style-name="ce5"/>
        </table:table-row>
        <table:table-row table:style-name="ro7">
          <table:table-cell office:value-type="string" table:style-name="ce20">
            <text:p>2001/02</text:p>
          </table:table-cell>
          <table:table-cell table:style-name="ce20"/>
          <table:table-cell office:value-type="float" office:value="41.3" table:style-name="ce16">
            <text:p>41.3</text:p>
          </table:table-cell>
          <table:table-cell office:value-type="float" office:value="18.2" table:style-name="ce16">
            <text:p>18.2</text:p>
          </table:table-cell>
          <table:table-cell office:value-type="string" table:style-name="ce16">
            <text:p>.</text:p>
          </table:table-cell>
          <table:table-cell office:value-type="float" office:value="4.8" table:style-name="ce16">
            <text:p>4.8</text:p>
          </table:table-cell>
          <table:table-cell office:value-type="float" office:value="11.4" table:style-name="ce16">
            <text:p>11.4</text:p>
          </table:table-cell>
          <table:table-cell office:value-type="float" office:value="33.4" table:style-name="ce16">
            <text:p>33.4</text:p>
          </table:table-cell>
          <table:table-cell office:value-type="float" office:value="18.2" table:style-name="ce16">
            <text:p>18.2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132.19999999999999" table:style-name="ce17">
            <text:p>132.2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2002/03</text:p>
          </table:table-cell>
          <table:table-cell table:style-name="ce20"/>
          <table:table-cell office:value-type="float" office:value="45.7" table:style-name="ce16">
            <text:p>45.7</text:p>
          </table:table-cell>
          <table:table-cell office:value-type="float" office:value="18.7" table:style-name="ce16">
            <text:p>18.7</text:p>
          </table:table-cell>
          <table:table-cell office:value-type="string" table:style-name="ce16">
            <text:p>.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11.5" table:style-name="ce16">
            <text:p>11.5</text:p>
          </table:table-cell>
          <table:table-cell office:value-type="float" office:value="36.6" table:style-name="ce16">
            <text:p>36.6</text:p>
          </table:table-cell>
          <table:table-cell office:value-type="float" office:value="18.8" table:style-name="ce16">
            <text:p>18.8</text:p>
          </table:table-cell>
          <table:table-cell office:value-type="float" office:value="4.5" table:style-name="ce16">
            <text:p>4.5</text:p>
          </table:table-cell>
          <table:table-cell office:value-type="float" office:value="140.69999999999999" table:style-name="ce17">
            <text:p>140.7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2003/04</text:p>
          </table:table-cell>
          <table:table-cell table:style-name="ce20"/>
          <table:table-cell office:value-type="float" office:value="48.5" table:style-name="ce16">
            <text:p>48.5</text:p>
          </table:table-cell>
          <table:table-cell office:value-type="float" office:value="19.8" table:style-name="ce16">
            <text:p>19.8</text:p>
          </table:table-cell>
          <table:table-cell office:value-type="float" office:value="0.4" table:style-name="ce16">
            <text:p>0.4</text:p>
          </table:table-cell>
          <table:table-cell office:value-type="float" office:value="5.0999999999999996" table:style-name="ce16">
            <text:p>5.1</text:p>
          </table:table-cell>
          <table:table-cell office:value-type="float" office:value="12.3" table:style-name="ce16">
            <text:p>12.3</text:p>
          </table:table-cell>
          <table:table-cell office:value-type="float" office:value="37.9" table:style-name="ce16">
            <text:p>37.9</text:p>
          </table:table-cell>
          <table:table-cell office:value-type="float" office:value="18.899999999999999" table:style-name="ce16">
            <text:p>18.9</text:p>
          </table:table-cell>
          <table:table-cell office:value-type="float" office:value="3.7" table:style-name="ce16">
            <text:p>3.7</text:p>
          </table:table-cell>
          <table:table-cell office:value-type="float" office:value="146.5" table:style-name="ce17">
            <text:p>146.5</text:p>
          </table:table-cell>
          <table:table-cell table:style-name="ce19"/>
          <table:table-cell table:number-columns-repeated="16372" table:style-name="ce5"/>
        </table:table-row>
        <table:table-row table:style-name="ro7">
          <table:table-cell office:value-type="string" table:style-name="ce20">
            <text:p>2004/05</text:p>
          </table:table-cell>
          <table:table-cell table:style-name="ce20"/>
          <table:table-cell office:value-type="float" office:value="50.1" table:style-name="ce16">
            <text:p>50.1</text:p>
          </table:table-cell>
          <table:table-cell office:value-type="float" office:value="22" table:style-name="ce16">
            <text:p>22.0</text:p>
          </table:table-cell>
          <table:table-cell office:value-type="float" office:value="8.5" table:style-name="ce16">
            <text:p>8.5</text:p>
          </table:table-cell>
          <table:table-cell office:value-type="float" office:value="5" table:style-name="ce16">
            <text:p>5.0</text:p>
          </table:table-cell>
          <table:table-cell office:value-type="float" office:value="12.8" table:style-name="ce16">
            <text:p>12.8</text:p>
          </table:table-cell>
          <table:table-cell office:value-type="float" office:value="36.799999999999997" table:style-name="ce16">
            <text:p>36.8</text:p>
          </table:table-cell>
          <table:table-cell office:value-type="float" office:value="19.7" table:style-name="ce16">
            <text:p>19.7</text:p>
          </table:table-cell>
          <table:table-cell office:value-type="float" office:value="3.9" table:style-name="ce16">
            <text:p>3.9</text:p>
          </table:table-cell>
          <table:table-cell office:value-type="float" office:value="158.69999999999999" table:style-name="ce17">
            <text:p>158.7</text:p>
          </table:table-cell>
          <table:table-cell table:style-name="ce21"/>
          <table:table-cell table:style-name="ce5"/>
          <table:table-cell table:style-name="ce23"/>
          <table:table-cell table:number-columns-repeated="16370" table:style-name="ce5"/>
        </table:table-row>
        <table:table-row table:style-name="ro7">
          <table:table-cell office:value-type="string" table:style-name="ce20">
            <text:p>2005/06</text:p>
          </table:table-cell>
          <table:table-cell table:style-name="ce20"/>
          <table:table-cell office:value-type="float" office:value="53.5" table:style-name="ce16">
            <text:p>53.5</text:p>
          </table:table-cell>
          <table:table-cell office:value-type="float" office:value="22.5" table:style-name="ce16">
            <text:p>22.5</text:p>
          </table:table-cell>
          <table:table-cell office:value-type="float" office:value="9.8000000000000007" table:style-name="ce16">
            <text:p>9.8</text:p>
          </table:table-cell>
          <table:table-cell office:value-type="float" office:value="5.0999999999999996" table:style-name="ce16">
            <text:p>5.1</text:p>
          </table:table-cell>
          <table:table-cell office:value-type="float" office:value="13.1" table:style-name="ce16">
            <text:p>13.1</text:p>
          </table:table-cell>
          <table:table-cell office:value-type="float" office:value="35.799999999999997" table:style-name="ce16">
            <text:p>35.8</text:p>
          </table:table-cell>
          <table:table-cell office:value-type="float" office:value="19.899999999999999" table:style-name="ce16">
            <text:p>19.9</text:p>
          </table:table-cell>
          <table:table-cell office:value-type="float" office:value="3.6" table:style-name="ce16">
            <text:p>3.6</text:p>
          </table:table-cell>
          <table:table-cell office:value-type="float" office:value="163.4" table:style-name="ce17">
            <text:p>163.4</text:p>
          </table:table-cell>
          <table:table-cell table:style-name="ce21"/>
          <table:table-cell table:style-name="ce5"/>
          <table:table-cell table:style-name="ce23"/>
          <table:table-cell table:number-columns-repeated="16370" table:style-name="ce5"/>
        </table:table-row>
        <table:table-row table:style-name="ro7">
          <table:table-cell office:value-type="string" table:style-name="ce20">
            <text:p>2006/07</text:p>
          </table:table-cell>
          <table:table-cell table:style-name="ce20"/>
          <table:table-cell office:value-type="float" office:value="63.9" table:style-name="ce16">
            <text:p>63.9</text:p>
          </table:table-cell>
          <table:table-cell office:value-type="float" office:value="24.6" table:style-name="ce16">
            <text:p>24.6</text:p>
          </table:table-cell>
          <table:table-cell office:value-type="float" office:value="10.1" table:style-name="ce16">
            <text:p>10.1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14" table:style-name="ce16">
            <text:p>14.0</text:p>
          </table:table-cell>
          <table:table-cell office:value-type="float" office:value="37.9" table:style-name="ce16">
            <text:p>37.9</text:p>
          </table:table-cell>
          <table:table-cell office:value-type="float" office:value="19.8" table:style-name="ce16">
            <text:p>19.8</text:p>
          </table:table-cell>
          <table:table-cell office:value-type="float" office:value="3.4" table:style-name="ce16">
            <text:p>3.4</text:p>
          </table:table-cell>
          <table:table-cell office:value-type="float" office:value="178.6" table:style-name="ce17">
            <text:p>178.6</text:p>
          </table:table-cell>
          <table:table-cell table:style-name="ce21"/>
          <table:table-cell table:style-name="ce5"/>
          <table:table-cell table:style-name="ce23"/>
          <table:table-cell table:number-columns-repeated="16370" table:style-name="ce5"/>
        </table:table-row>
        <table:table-row table:style-name="ro7">
          <table:table-cell office:value-type="string" table:style-name="ce24">
            <text:p>2007/08</text:p>
          </table:table-cell>
          <table:table-cell table:style-name="ce24"/>
          <table:table-cell office:value-type="float" office:value="66.599999999999994" table:style-name="ce16">
            <text:p>66.6</text:p>
          </table:table-cell>
          <table:table-cell office:value-type="float" office:value="27.2" table:style-name="ce16">
            <text:p>27.2</text:p>
          </table:table-cell>
          <table:table-cell office:value-type="float" office:value="10.199999999999999" table:style-name="ce16">
            <text:p>10.2</text:p>
          </table:table-cell>
          <table:table-cell office:value-type="float" office:value="4.8" table:style-name="ce16">
            <text:p>4.8</text:p>
          </table:table-cell>
          <table:table-cell office:value-type="float" office:value="14.8" table:style-name="ce16">
            <text:p>14.8</text:p>
          </table:table-cell>
          <table:table-cell office:value-type="float" office:value="39.799999999999997" table:style-name="ce16">
            <text:p>39.8</text:p>
          </table:table-cell>
          <table:table-cell office:value-type="float" office:value="20" table:style-name="ce16">
            <text:p>20.0</text:p>
          </table:table-cell>
          <table:table-cell office:value-type="float" office:value="2.9" table:style-name="ce16">
            <text:p>2.9</text:p>
          </table:table-cell>
          <table:table-cell office:value-type="float" office:value="186.2" table:style-name="ce17">
            <text:p>186.2</text:p>
          </table:table-cell>
          <table:table-cell table:style-name="ce21"/>
          <table:table-cell table:style-name="ce5"/>
          <table:table-cell table:style-name="ce23"/>
          <table:table-cell table:number-columns-repeated="16370" table:style-name="ce5"/>
        </table:table-row>
        <table:table-row table:style-name="ro7">
          <table:table-cell office:value-type="string" table:style-name="ce24">
            <text:p>2008/09</text:p>
          </table:table-cell>
          <table:table-cell table:style-name="ce24"/>
          <table:table-cell office:value-type="float" office:value="67.8" table:style-name="ce16">
            <text:p>67.8</text:p>
          </table:table-cell>
          <table:table-cell office:value-type="float" office:value="27.2" table:style-name="ce16">
            <text:p>27.2</text:p>
          </table:table-cell>
          <table:table-cell office:value-type="float" office:value="9.8000000000000007" table:style-name="ce16">
            <text:p>9.8</text:p>
          </table:table-cell>
          <table:table-cell office:value-type="float" office:value="4.7" table:style-name="ce16">
            <text:p>4.7</text:p>
          </table:table-cell>
          <table:table-cell office:value-type="float" office:value="15" table:style-name="ce16">
            <text:p>15.0</text:p>
          </table:table-cell>
          <table:table-cell office:value-type="float" office:value="40.6" table:style-name="ce16">
            <text:p>40.6</text:p>
          </table:table-cell>
          <table:table-cell office:value-type="float" office:value="21.1" table:style-name="ce16">
            <text:p>21.1</text:p>
          </table:table-cell>
          <table:table-cell office:value-type="float" office:value="2.2999999999999998" table:style-name="ce16">
            <text:p>2.3</text:p>
          </table:table-cell>
          <table:table-cell office:value-type="float" office:value="188.6" table:style-name="ce17">
            <text:p>188.6</text:p>
          </table:table-cell>
          <table:table-cell table:style-name="ce21"/>
          <table:table-cell table:style-name="ce5"/>
          <table:table-cell table:style-name="ce23"/>
          <table:table-cell table:style-name="ce5"/>
          <table:table-cell table:style-name="ce23"/>
          <table:table-cell table:style-name="ce5"/>
          <table:table-cell table:style-name="ce22"/>
          <table:table-cell table:number-columns-repeated="16366"/>
        </table:table-row>
        <table:table-row table:style-name="ro7">
          <table:table-cell office:value-type="string" table:style-name="ce24">
            <text:p>2009/10</text:p>
          </table:table-cell>
          <table:table-cell table:style-name="ce24"/>
          <table:table-cell office:value-type="float" office:value="69.400000000000006" table:style-name="ce16">
            <text:p>69.4</text:p>
          </table:table-cell>
          <table:table-cell office:value-type="float" office:value="25.8" table:style-name="ce16">
            <text:p>25.8</text:p>
          </table:table-cell>
          <table:table-cell office:value-type="float" office:value="9" table:style-name="ce16">
            <text:p>9.0</text:p>
          </table:table-cell>
          <table:table-cell office:value-type="float" office:value="4.7" table:style-name="ce16">
            <text:p>4.7</text:p>
          </table:table-cell>
          <table:table-cell office:value-type="float" office:value="14.7" table:style-name="ce16">
            <text:p>14.7</text:p>
          </table:table-cell>
          <table:table-cell office:value-type="float" office:value="40.799999999999997" table:style-name="ce16">
            <text:p>40.8</text:p>
          </table:table-cell>
          <table:table-cell office:value-type="float" office:value="19.600000000000001" table:style-name="ce25">
            <text:p>19.6</text:p>
          </table:table-cell>
          <table:table-cell office:value-type="float" office:value="2.2000000000000002" table:style-name="ce16">
            <text:p>2.2</text:p>
          </table:table-cell>
          <table:table-cell office:value-type="float" office:value="186.2" table:style-name="ce17">
            <text:p>186.2</text:p>
          </table:table-cell>
          <table:table-cell table:style-name="ce21"/>
          <table:table-cell table:style-name="ce5"/>
          <table:table-cell table:style-name="ce23"/>
          <table:table-cell table:number-columns-repeated="2" table:style-name="ce22"/>
          <table:table-cell table:number-columns-repeated="16368" table:style-name="ce5"/>
        </table:table-row>
        <table:table-row table:style-name="ro7">
          <table:table-cell office:value-type="string" table:style-name="ce26">
            <text:p>2010/11</text:p>
          </table:table-cell>
          <table:table-cell table:style-name="ce27"/>
          <table:table-cell office:value-type="float" office:value="78.3" table:style-name="ce16">
            <text:p>78.3</text:p>
          </table:table-cell>
          <table:table-cell office:value-type="float" office:value="27.9" table:style-name="ce16">
            <text:p>27.9</text:p>
          </table:table-cell>
          <table:table-cell office:value-type="float" office:value="9.6999999999999993" table:style-name="ce16">
            <text:p>9.7</text:p>
          </table:table-cell>
          <table:table-cell office:value-type="float" office:value="4.8" table:style-name="ce16">
            <text:p>4.8</text:p>
          </table:table-cell>
          <table:table-cell office:value-type="float" office:value="15" table:style-name="ce16">
            <text:p>15.0</text:p>
          </table:table-cell>
          <table:table-cell office:value-type="float" office:value="39.9" table:style-name="ce16">
            <text:p>39.9</text:p>
          </table:table-cell>
          <table:table-cell office:value-type="float" office:value="19.2" table:style-name="ce16">
            <text:p>19.2</text:p>
          </table:table-cell>
          <table:table-cell office:value-type="float" office:value="1.6" table:style-name="ce16">
            <text:p>1.6</text:p>
          </table:table-cell>
          <table:table-cell office:value-type="float" office:value="196.5" table:style-name="ce17">
            <text:p>196.5</text:p>
          </table:table-cell>
          <table:table-cell table:style-name="ce21"/>
          <table:table-cell table:style-name="ce5"/>
          <table:table-cell table:style-name="ce23"/>
          <table:table-cell table:style-name="ce19"/>
          <table:table-cell table:style-name="ce28"/>
          <table:table-cell table:number-columns-repeated="16368" table:style-name="ce19"/>
        </table:table-row>
        <table:table-row table:style-name="ro7">
          <table:table-cell office:value-type="string" table:style-name="ce26">
            <text:p>2011/12</text:p>
          </table:table-cell>
          <table:table-cell table:style-name="ce27"/>
          <table:table-cell office:value-type="float" office:value="86.1" table:style-name="ce16">
            <text:p>86.1</text:p>
          </table:table-cell>
          <table:table-cell office:value-type="float" office:value="28.6" table:style-name="ce16">
            <text:p>28.6</text:p>
          </table:table-cell>
          <table:table-cell office:value-type="float" office:value="9" table:style-name="ce16">
            <text:p>9.0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15" table:style-name="ce16">
            <text:p>15.0</text:p>
          </table:table-cell>
          <table:table-cell office:value-type="float" office:value="37.9" table:style-name="ce16">
            <text:p>37.9</text:p>
          </table:table-cell>
          <table:table-cell office:value-type="float" office:value="22.3" table:style-name="ce16">
            <text:p>22.3</text:p>
          </table:table-cell>
          <table:table-cell office:value-type="float" office:value="1.1000000000000001" table:style-name="ce16">
            <text:p>1.1</text:p>
          </table:table-cell>
          <table:table-cell office:value-type="float" office:value="204.8" table:style-name="ce17">
            <text:p>204.8</text:p>
          </table:table-cell>
          <table:table-cell table:style-name="ce21"/>
          <table:table-cell table:style-name="ce5"/>
          <table:table-cell table:style-name="ce23"/>
          <table:table-cell table:number-columns-repeated="16370" table:style-name="ce19"/>
        </table:table-row>
        <table:table-row table:style-name="ro7">
          <table:table-cell office:value-type="string" table:style-name="ce29">
            <text:p>2012/13</text:p>
          </table:table-cell>
          <table:table-cell table:style-name="ce27"/>
          <table:table-cell office:value-type="float" office:value="100" table:style-name="ce16">
            <text:p>100.0</text:p>
          </table:table-cell>
          <table:table-cell office:value-type="float" office:value="30.1" table:style-name="ce16">
            <text:p>30.1</text:p>
          </table:table-cell>
          <table:table-cell office:value-type="float" office:value="7.4" table:style-name="ce16">
            <text:p>7.4</text:p>
          </table:table-cell>
          <table:table-cell office:value-type="float" office:value="4.8" table:style-name="ce16">
            <text:p>4.8</text:p>
          </table:table-cell>
          <table:table-cell office:value-type="float" office:value="14.4" table:style-name="ce16">
            <text:p>14.4</text:p>
          </table:table-cell>
          <table:table-cell office:value-type="float" office:value="37" table:style-name="ce16">
            <text:p>37.0</text:p>
          </table:table-cell>
          <table:table-cell office:value-type="float" office:value="25" table:style-name="ce16">
            <text:p>25.0</text:p>
          </table:table-cell>
          <table:table-cell office:value-type="float" office:value="3.7" table:style-name="ce16">
            <text:p>3.7</text:p>
          </table:table-cell>
          <table:table-cell office:value-type="float" office:value="222.5" table:style-name="ce17">
            <text:p>222.5</text:p>
          </table:table-cell>
          <table:table-cell table:style-name="ce21"/>
          <table:table-cell table:style-name="ce5"/>
          <table:table-cell table:style-name="ce30"/>
          <table:table-cell table:style-name="ce23"/>
          <table:table-cell table:style-name="ce21"/>
          <table:table-cell table:number-columns-repeated="16368" table:style-name="ce19"/>
        </table:table-row>
        <table:table-row table:style-name="ro7">
          <table:table-cell office:value-type="string" table:style-name="ce29">
            <text:p>2013/14</text:p>
          </table:table-cell>
          <table:table-cell table:style-name="ce27"/>
          <table:table-cell office:value-type="float" office:value="101.6" table:style-name="ce16">
            <text:p>101.6</text:p>
          </table:table-cell>
          <table:table-cell office:value-type="float" office:value="31.2" table:style-name="ce16">
            <text:p>31.2</text:p>
          </table:table-cell>
          <table:table-cell office:value-type="float" office:value="7.9" table:style-name="ce16">
            <text:p>7.9</text:p>
          </table:table-cell>
          <table:table-cell office:value-type="float" office:value="4.7" table:style-name="ce16">
            <text:p>4.7</text:p>
          </table:table-cell>
          <table:table-cell office:value-type="float" office:value="12.6" table:style-name="ce16">
            <text:p>12.6</text:p>
          </table:table-cell>
          <table:table-cell office:value-type="float" office:value="35.700000000000003" table:style-name="ce16">
            <text:p>35.7</text:p>
          </table:table-cell>
          <table:table-cell office:value-type="float" office:value="29.2" table:style-name="ce16">
            <text:p>29.2</text:p>
          </table:table-cell>
          <table:table-cell office:value-type="float" office:value="4.3" table:style-name="ce16">
            <text:p>4.3</text:p>
          </table:table-cell>
          <table:table-cell office:value-type="float" office:value="227.1" table:style-name="ce17">
            <text:p>227.1</text:p>
          </table:table-cell>
          <table:table-cell table:style-name="ce21"/>
          <table:table-cell table:style-name="ce5"/>
          <table:table-cell table:style-name="ce30"/>
          <table:table-cell table:style-name="ce23"/>
          <table:table-cell table:style-name="ce21"/>
          <table:table-cell table:number-columns-repeated="16368" table:style-name="ce19"/>
        </table:table-row>
        <table:table-row table:style-name="ro7">
          <table:table-cell office:value-type="string" table:style-name="ce29">
            <text:p>2014/15</text:p>
          </table:table-cell>
          <table:table-cell table:style-name="ce27"/>
          <table:table-cell office:value-type="float" office:value="110.2" table:style-name="ce16">
            <text:p>110.2</text:p>
          </table:table-cell>
          <table:table-cell office:value-type="float" office:value="30.7" table:style-name="ce16">
            <text:p>30.7</text:p>
          </table:table-cell>
          <table:table-cell office:value-type="float" office:value="8.1" table:style-name="ce16">
            <text:p>8.1</text:p>
          </table:table-cell>
          <table:table-cell office:value-type="float" office:value="4.4000000000000004" table:style-name="ce16">
            <text:p>4.4</text:p>
          </table:table-cell>
          <table:table-cell office:value-type="float" office:value="11.5" table:style-name="ce16">
            <text:p>11.5</text:p>
          </table:table-cell>
          <table:table-cell office:value-type="float" office:value="38.1" table:style-name="ce16">
            <text:p>38.1</text:p>
          </table:table-cell>
          <table:table-cell office:value-type="float" office:value="31.2" table:style-name="ce16">
            <text:p>31.2</text:p>
          </table:table-cell>
          <table:table-cell office:value-type="float" office:value="4.0999999999999996" table:style-name="ce16">
            <text:p>4.1</text:p>
          </table:table-cell>
          <table:table-cell office:value-type="float" office:value="238.2" table:style-name="ce17">
            <text:p>238.2</text:p>
          </table:table-cell>
          <table:table-cell table:style-name="ce21"/>
          <table:table-cell table:style-name="ce5"/>
          <table:table-cell table:style-name="ce30"/>
          <table:table-cell table:style-name="ce23"/>
          <table:table-cell table:style-name="ce21"/>
          <table:table-cell table:number-columns-repeated="16368" table:style-name="ce19"/>
        </table:table-row>
        <table:table-row table:style-name="ro7">
          <table:table-cell office:value-type="string" table:style-name="ce29">
            <text:p>2015/16</text:p>
          </table:table-cell>
          <table:table-cell table:style-name="ce27"/>
          <table:table-cell office:value-type="float" office:value="116.9" table:style-name="ce16">
            <text:p>116.9</text:p>
          </table:table-cell>
          <table:table-cell office:value-type="float" office:value="27" table:style-name="ce16">
            <text:p>27.0</text:p>
          </table:table-cell>
          <table:table-cell office:value-type="float" office:value="12.2" table:style-name="ce16">
            <text:p>12.2</text:p>
          </table:table-cell>
          <table:table-cell office:value-type="float" office:value="4.8" table:style-name="ce16">
            <text:p>4.8</text:p>
          </table:table-cell>
          <table:table-cell office:value-type="float" office:value="11.6" table:style-name="ce16">
            <text:p>11.6</text:p>
          </table:table-cell>
          <table:table-cell office:value-type="float" office:value="40.299999999999997" table:style-name="ce16">
            <text:p>40.3</text:p>
          </table:table-cell>
          <table:table-cell office:value-type="float" office:value="34.299999999999997" table:style-name="ce16">
            <text:p>34.3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252" table:style-name="ce17">
            <text:p>252.0</text:p>
          </table:table-cell>
          <table:table-cell table:style-name="ce21"/>
          <table:table-cell table:style-name="ce5"/>
          <table:table-cell table:style-name="ce30"/>
          <table:table-cell table:style-name="ce23"/>
          <table:table-cell table:style-name="ce21"/>
          <table:table-cell table:number-columns-repeated="16368" table:style-name="ce19"/>
        </table:table-row>
        <table:table-row table:style-name="ro7">
          <table:table-cell office:value-type="string" table:style-name="ce29">
            <text:p>2016/17</text:p>
          </table:table-cell>
          <table:table-cell table:style-name="ce27"/>
          <table:table-cell office:value-type="float" office:value="122.3" table:style-name="ce16">
            <text:p>122.3</text:p>
          </table:table-cell>
          <table:table-cell office:value-type="float" office:value="29.5" table:style-name="ce16">
            <text:p>29.5</text:p>
          </table:table-cell>
          <table:table-cell office:value-type="float" office:value="16.399999999999999" table:style-name="ce16">
            <text:p>16.4</text:p>
          </table:table-cell>
          <table:table-cell office:value-type="float" office:value="6.2" table:style-name="ce16">
            <text:p>6.2</text:p>
          </table:table-cell>
          <table:table-cell office:value-type="float" office:value="12.6" table:style-name="ce16">
            <text:p>12.6</text:p>
          </table:table-cell>
          <table:table-cell office:value-type="float" office:value="37.700000000000003" table:style-name="ce16">
            <text:p>37.7</text:p>
          </table:table-cell>
          <table:table-cell office:value-type="float" office:value="37.799999999999997" table:style-name="ce16">
            <text:p>37.8</text:p>
          </table:table-cell>
          <table:table-cell office:value-type="float" office:value="5.0999999999999996" table:style-name="ce16">
            <text:p>5.1</text:p>
          </table:table-cell>
          <table:table-cell office:value-type="float" office:value="267.7" table:style-name="ce17">
            <text:p>267.7</text:p>
          </table:table-cell>
          <table:table-cell table:style-name="ce31"/>
          <table:table-cell table:style-name="ce5"/>
          <table:table-cell table:style-name="ce30"/>
          <table:table-cell table:style-name="ce23"/>
          <table:table-cell table:style-name="ce21"/>
          <table:table-cell table:number-columns-repeated="16368" table:style-name="ce19"/>
        </table:table-row>
        <table:table-row table:style-name="ro7">
          <table:table-cell office:value-type="string" table:style-name="ce32">
            <text:p>2017/18</text:p>
          </table:table-cell>
          <table:table-cell table:style-name="ce33"/>
          <table:table-cell office:value-type="float" office:value="119.6" table:style-name="ce34">
            <text:p>119.6</text:p>
          </table:table-cell>
          <table:table-cell office:value-type="float" office:value="29.1" table:style-name="ce34">
            <text:p>29.1</text:p>
          </table:table-cell>
          <table:table-cell office:value-type="float" office:value="17.8" table:style-name="ce34">
            <text:p>17.8</text:p>
          </table:table-cell>
          <table:table-cell office:value-type="float" office:value="5.7" table:style-name="ce34">
            <text:p>5.7</text:p>
          </table:table-cell>
          <table:table-cell office:value-type="float" office:value="12.3" table:style-name="ce34">
            <text:p>12.3</text:p>
          </table:table-cell>
          <table:table-cell office:value-type="float" office:value="36.4" table:style-name="ce34">
            <text:p>36.4</text:p>
          </table:table-cell>
          <table:table-cell office:value-type="float" office:value="41.2" table:style-name="ce34">
            <text:p>41.2</text:p>
          </table:table-cell>
          <table:table-cell office:value-type="float" office:value="5.2" table:style-name="ce34">
            <text:p>5.2</text:p>
          </table:table-cell>
          <table:table-cell office:value-type="float" office:value="267.2" table:style-name="ce35">
            <text:p>267.2</text:p>
          </table:table-cell>
          <table:table-cell table:style-name="ce21"/>
          <table:table-cell table:style-name="ce5"/>
          <table:table-cell table:style-name="ce30"/>
          <table:table-cell table:style-name="ce23"/>
          <table:table-cell table:style-name="ce21"/>
          <table:table-cell table:number-columns-repeated="16368" table:style-name="ce19"/>
        </table:table-row>
        <table:table-row table:style-name="ro8">
          <table:table-cell office:value-type="string" table:style-name="ce36">
            <text:p>1 For further information on these systems including network and infrastructure changes that may affect the figures, please refer to the technical information.<text:s/></text:p>
          </table:table-cell>
          <table:table-cell table:style-name="ce37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2" table:style-name="ce38"/>
          <table:table-cell table:style-name="ce42"/>
          <table:table-cell table:style-name="ce23"/>
          <table:table-cell table:style-name="ce21"/>
          <table:table-cell table:number-columns-repeated="16368" table:style-name="ce38"/>
        </table:table-row>
        <table:table-row table:style-name="ro9">
          <table:table-cell office:value-type="string" table:style-name="ce36">
            <text:p>2 Manchester Metrolink have revised their method for calculation of passenger boardings so the figures from 2010/11 are not directly comparable with previous years.</text:p>
          </table:table-cell>
          <table:table-cell table:style-name="ce37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2" table:style-name="ce38"/>
          <table:table-cell table:style-name="ce42"/>
          <table:table-cell table:style-name="ce23"/>
          <table:table-cell table:style-name="ce21"/>
          <table:table-cell table:number-columns-repeated="16368" table:style-name="ce38"/>
        </table:table-row>
        <table:table-row table:style-name="ro10">
          <table:table-cell table:style-name="ce36"/>
          <table:table-cell table:style-name="ce37"/>
          <table:table-cell table:number-columns-repeated="9" table:style-name="ce22"/>
          <table:table-cell table:number-columns-repeated="2" table:style-name="ce38"/>
          <table:table-cell table:style-name="ce42"/>
          <table:table-cell table:style-name="ce23"/>
          <table:table-cell table:style-name="ce21"/>
          <table:table-cell table:number-columns-repeated="16368" table:style-name="ce38"/>
        </table:table-row>
        <table:table-row table:style-name="ro11">
          <table:table-cell office:value-type="string" table:style-name="ce5">
            <text:p>Telephone: 020 7944 3077</text:p>
          </table:table-cell>
          <table:table-cell table:number-columns-repeated="2" table:style-name="ce5"/>
          <table:table-cell table:style-name="ce23"/>
          <table:table-cell table:style-name="ce5"/>
          <table:table-cell table:style-name="ce43"/>
          <table:table-cell table:number-columns-repeated="4" table:style-name="ce5"/>
          <table:table-cell office:value-type="string" table:style-name="ce43">
            <text:p>Source: DfT Light Rail and Tram Survey</text:p>
          </table:table-cell>
          <table:table-cell table:style-name="ce5"/>
          <table:table-cell table:style-name="ce38"/>
          <table:table-cell table:style-name="ce29"/>
          <table:table-cell table:style-name="ce23"/>
          <table:table-cell table:style-name="ce21"/>
          <table:table-cell table:number-columns-repeated="16368" table:style-name="ce5"/>
        </table:table-row>
        <table:table-row table:style-name="ro2">
          <table:table-cell office:value-type="string" table:style-name="ce4">
            <text:p><text:a xlink:href="mailto:bus.statistics@dft.gov.uk?subject=Light%20Rail%20and%20Tram%20Statistics"><text:span text:style-name="T1">Email:<text:s/></text:span>bus.statistics@dft.gov.uk</text:a></text:p>
          </table:table-cell>
          <table:table-cell table:number-columns-repeated="4" table:style-name="ce5"/>
          <table:table-cell table:style-name="ce43"/>
          <table:table-cell table:number-columns-repeated="4" table:style-name="ce5"/>
          <table:table-cell office:value-type="string" table:style-name="ce43">
            <text:p>Last updated: <text:s/>28 June 2018</text:p>
          </table:table-cell>
          <table:table-cell table:style-name="ce5"/>
          <table:table-cell table:style-name="ce38"/>
          <table:table-cell table:style-name="ce29"/>
          <table:table-cell table:style-name="ce23"/>
          <table:table-cell table:style-name="ce21"/>
          <table:table-cell table:number-columns-repeated="16368" table:style-name="ce5"/>
        </table:table-row>
        <table:table-row table:style-name="ro2">
          <table:table-cell office:value-type="string" table:style-name="ce4">
            <text:p><text:a xlink:href="https://www.gov.uk/government/publications/light-rail-and-tram-statistics-guidance">Notes and definitions</text:a>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4"/>
          <table:table-cell table:number-columns-repeated="4" table:style-name="ce5"/>
          <table:table-cell office:value-type="string" table:style-name="ce43">
            <text:p>Next update: Summer 2019</text:p>
          </table:table-cell>
          <table:table-cell table:style-name="ce5"/>
          <table:table-cell table:style-name="ce38"/>
          <table:table-cell table:style-name="ce29"/>
          <table:table-cell table:style-name="ce23"/>
          <table:table-cell table:style-name="ce21"/>
          <table:table-cell table:style-name="ce22"/>
          <table:table-cell table:number-columns-repeated="16367"/>
        </table:table-row>
        <table:table-row table:style-name="ro8">
          <table:table-cell office:value-type="string" table:style-name="ce5">
            <text:p>The figures in this table are National Statistics</text:p>
          </table:table-cell>
          <table:table-cell table:number-columns-repeated="11" table:style-name="ce5"/>
          <table:table-cell table:style-name="ce38"/>
          <table:table-cell table:style-name="ce29"/>
          <table:table-cell table:style-name="ce23"/>
          <table:table-cell table:style-name="ce21"/>
          <table:table-cell table:number-columns-repeated="16368" table:style-name="ce5"/>
        </table:table-row>
        <table:table-row table:style-name="ro7">
          <table:table-cell table:number-columns-repeated="12" table:style-name="ce5"/>
          <table:table-cell table:style-name="ce38"/>
          <table:table-cell table:style-name="ce29"/>
          <table:table-cell table:style-name="ce23"/>
          <table:table-cell table:style-name="ce21"/>
          <table:table-cell table:number-columns-repeated="16368" table:style-name="ce5"/>
        </table:table-row>
        <table:table-row table:style-name="ro7">
          <table:table-cell table:number-columns-repeated="2" table:style-name="ce5"/>
          <table:table-cell table:number-columns-repeated="8" table:style-name="ce45"/>
          <table:table-cell table:style-name="ce46"/>
          <table:table-cell table:number-columns-repeated="3" table:style-name="ce5"/>
          <table:table-cell table:number-columns-repeated="2" table:style-name="ce23"/>
          <table:table-cell table:number-columns-repeated="16368" table:style-name="ce5"/>
        </table:table-row>
        <table:table-row table:style-name="ro7">
          <table:table-cell table:style-name="ce46"/>
          <table:table-cell table:style-name="ce5"/>
          <table:table-cell table:number-columns-repeated="9" table:style-name="ce22"/>
          <table:table-cell table:number-columns-repeated="16373" table:style-name="ce5"/>
        </table:table-row>
        <table:table-row table:style-name="ro7">
          <table:table-cell table:number-columns-repeated="2" table:style-name="ce5"/>
          <table:table-cell table:number-columns-repeated="9" table:style-name="ce46"/>
          <table:table-cell table:number-columns-repeated="3" table:style-name="ce5"/>
          <table:table-cell table:style-name="ce23"/>
          <table:table-cell table:style-name="ce5"/>
          <table:table-cell table:style-name="ce22"/>
          <table:table-cell table:number-columns-repeated="16367"/>
        </table:table-row>
        <table:table-row table:style-name="ro7">
          <table:table-cell table:number-columns-repeated="2" table:style-name="ce5"/>
          <table:table-cell table:number-columns-repeated="2" table:style-name="ce23"/>
          <table:table-cell table:number-columns-repeated="5" table:style-name="ce5"/>
          <table:table-cell table:style-name="ce45"/>
          <table:table-cell table:style-name="ce22"/>
          <table:table-cell table:number-columns-repeated="3" table:style-name="ce5"/>
          <table:table-cell table:style-name="ce23"/>
          <table:table-cell table:number-columns-repeated="16369" table:style-name="ce5"/>
        </table:table-row>
        <table:table-row table:style-name="ro7">
          <table:table-cell table:number-columns-repeated="2" table:style-name="ce5"/>
          <table:table-cell table:number-columns-repeated="2" table:style-name="ce22"/>
          <table:table-cell table:number-columns-repeated="6" table:style-name="ce47"/>
          <table:table-cell table:number-columns-repeated="16374" table:style-name="ce5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13" table:style-name="ce5"/>
          <table:table-cell table:style-name="ce22"/>
          <table:table-cell table:style-name="ce5"/>
          <table:table-cell table:style-name="ce22"/>
          <table:table-cell table:number-columns-repeated="5" table:style-name="ce5"/>
          <table:table-cell table:style-name="ce5">
            <draw:custom-shape svg:x="0in" svg:y="0in" svg:width="0.86458in" svg:height="0.39583in" draw:z-index="1" draw:id="id0" draw:style-name="a2" draw:name="TextBox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2"/>
        </table:table-row>
        <table:table-row table:style-name="ro7">
          <table:table-cell table:number-columns-repeated="13" table:style-name="ce5"/>
          <table:table-cell table:number-columns-repeated="2" table:style-name="ce46"/>
          <table:table-cell table:number-columns-repeated="16369" table:style-name="ce5"/>
        </table:table-row>
        <table:table-row table:number-rows-repeated="17" table:style-name="ro7">
          <table:table-cell table:number-columns-repeated="16384"/>
        </table:table-row>
        <table:table-row table:style-name="ro7">
          <table:table-cell table:number-columns-repeated="8"/>
          <table:table-cell table:style-name="ce5">
            <draw:frame draw:z-index="2" draw:id="id1" draw:style-name="a5" draw:name="TextBox 1" svg:x="0in" svg:y="0in" svg:width="0.55707in" svg:height="0.55705in">
              <draw:text-box>
                <text:p text:style-name="a4" text:class-names="" text:cond-style-name=""><text:span text:style-name="a3" text:class-names=""></text:span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8"/>
          <table:table-cell table:style-name="ce5">
            <draw:frame draw:z-index="3" draw:id="id2" draw:style-name="a9" draw:name="TextBox 1" svg:x="0.02256in" svg:y="0.08609in" svg:width="0.55707in" svg:height="0.55705in">
              <draw:text-box>
                <text:p text:style-name="a8" text:class-names="" text:cond-style-name=""><text:span text:style-name="a6" text:class-names=""></text:span><text:span text:style-name="a7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8"/>
          <table:table-cell table:style-name="ce5">
            <draw:frame draw:z-index="8" draw:id="id7" draw:style-name="a29" draw:name="TextBox 1" svg:x="0.03757in" svg:y="0.16079in" svg:width="0.55707in" svg:height="0.55705in">
              <draw:text-box>
                <text:p text:style-name="a28" text:class-names="" text:cond-style-name=""><text:span text:style-name="a26" text:class-names=""></text:span><text:span text:style-name="a27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8"/>
          <table:table-cell table:style-name="ce5">
            <draw:frame draw:z-index="7" draw:id="id6" draw:style-name="a25" draw:name="TextBox 1" svg:x="0.04976in" svg:y="0.05447in" svg:width="0.55707in" svg:height="0.55705in">
              <draw:text-box>
                <text:p text:style-name="a24" text:class-names="" text:cond-style-name=""><text:span text:style-name="a22" text:class-names=""></text:span><text:span text:style-name="a23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8"/>
          <table:table-cell table:style-name="ce5">
            <draw:frame draw:z-index="4" draw:id="id3" draw:style-name="a13" draw:name="TextBox 1" svg:x="0.08149in" svg:y="0.05515in" svg:width="0.55707in" svg:height="0.55705in">
              <draw:text-box>
                <text:p text:style-name="a12" text:class-names="" text:cond-style-name=""><text:span text:style-name="a10" text:class-names=""></text:span><text:span text:style-name="a11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style-name="ce5">
            <draw:frame draw:z-index="10" draw:id="id9" draw:style-name="a36" draw:name="TextBox 1" svg:x="0.0151in" svg:y="0in" svg:width="1.93627in" svg:height="0.5625in">
              <draw:text-box>
                <text:p text:style-name="a35" text:class-names="" text:cond-style-name=""><text:span text:style-name="a34" text:class-names="">Nottingham Express Transit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9"/>
          <table:table-cell table:style-name="ce5">
            <draw:frame draw:z-index="11" draw:id="id10" draw:style-name="a39" draw:name="TextBox 1" svg:x="0.02602in" svg:y="0.15508in" svg:width="1.92535in" svg:height="0.397in">
              <draw:text-box>
                <text:p text:style-name="a38" text:class-names="" text:cond-style-name=""><text:span text:style-name="a37" text:class-names="">London Tramlink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 table:number-columns-repeated="8"/>
          <table:table-cell table:style-name="ce5">
            <draw:frame draw:z-index="5" draw:id="id4" draw:style-name="a17" draw:transform="translate(-0.27853in -0.27852in) rotate(-3.14159) translate(0.49357in 0.37953in)" draw:name="TextBox 1" svg:width="0.55707in" svg:height="0.55705in">
              <draw:text-box>
                <text:p text:style-name="a16" text:class-names="" text:cond-style-name=""><text:span text:style-name="a14" text:class-names=""></text:span><text:span text:style-name="a15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7">
          <table:table-cell table:number-columns-repeated="9"/>
          <table:table-cell table:style-name="ce5">
            <draw:frame draw:z-index="12" draw:id="id11" draw:style-name="a42" draw:name="TextBox 1" svg:x="0.00285in" svg:y="0.15974in" svg:width="1.72231in" svg:height="0.58223in">
              <draw:text-box>
                <text:p text:style-name="a41" text:class-names="" text:cond-style-name=""><text:span text:style-name="a40" text:class-names="">Midland Metro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9"/>
          <table:table-cell table:style-name="ce5">
            <draw:frame draw:z-index="13" draw:id="id12" draw:style-name="a46" draw:name="TextBox 1" svg:x="0in" svg:y="0.17053in" svg:width="1.25in" svg:height="0.41281in">
              <draw:text-box>
                <text:p text:style-name="a45" text:class-names="" text:cond-style-name=""><text:span text:style-name="a43" text:class-names="">Sheffield</text:span><text:span text:style-name="a44" text:class-names=""><text:s text:c="1"/>Supertram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8"/>
          <table:table-cell table:style-name="ce5">
            <draw:frame draw:z-index="6" draw:id="id5" draw:style-name="a21" draw:transform="translate(-0.27853in -0.27849in) rotate(-3.14159) translate(0.50298in 0.36422in)" draw:name="TextBox 1" svg:width="0.55707in" svg:height="0.55698in">
              <draw:text-box>
                <text:p text:style-name="a20" text:class-names="" text:cond-style-name=""><text:span text:style-name="a18" text:class-names=""></text:span><text:span text:style-name="a19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7">
          <table:table-cell table:number-columns-repeated="12"/>
          <table:table-cell table:style-name="ce5">
            <draw:frame draw:z-index="18" draw:id="id17" draw:style-name="a62" draw:transform="translate(-0.27853in -0.27852in) rotate(-1.5708) translate(1.19517in 0.47644in)" draw:name="TextBox 1" svg:width="0.55707in" svg:height="0.55705in">
              <draw:text-box>
                <text:p text:style-name="a61" text:class-names="" text:cond-style-name=""><text:span text:style-name="a59" text:class-names=""></text:span><text:span text:style-name="a60" text:class-names=""/></text:p>
              </draw:text-box>
              <svg:title/>
              <svg:desc/>
            </draw:frame>
          </table:table-cell>
          <table:table-cell table:number-columns-repeated="16371"/>
        </table:table-row>
        <table:table-row table:style-name="ro7">
          <table:table-cell table:number-columns-repeated="8"/>
          <table:table-cell table:style-name="ce5">
            <draw:frame draw:z-index="9" draw:id="id8" draw:style-name="a33" draw:name="TextBox 1" svg:x="0.07821in" svg:y="0.04761in" svg:width="0.55707in" svg:height="0.55705in">
              <draw:text-box>
                <text:p text:style-name="a32" text:class-names="" text:cond-style-name=""><text:span text:style-name="a30" text:class-names=""></text:span><text:span text:style-name="a31" text:class-names=""/></text:p>
              </draw:text-box>
              <svg:title/>
              <svg:desc/>
            </draw:frame>
          </table:table-cell>
          <table:table-cell table:style-name="ce5">
            <draw:frame draw:z-index="14" draw:id="id13" draw:style-name="a49" draw:name="TextBox 1" svg:x="0.01024in" svg:y="0.0546in" svg:width="1.33351in" svg:height="0.42457in">
              <draw:text-box>
                <text:p text:style-name="a48" text:class-names="" text:cond-style-name=""><text:span text:style-name="a47" text:class-names="">Manchester Metrolink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5" table:style-name="ro7">
          <table:table-cell table:number-columns-repeated="16384"/>
        </table:table-row>
        <table:table-row table:style-name="ro7">
          <table:table-cell table:number-columns-repeated="9"/>
          <table:table-cell table:style-name="ce5">
            <draw:frame draw:z-index="15" draw:id="id14" draw:style-name="a52" draw:name="TextBox 1" svg:x="0.06779in" svg:y="0.06293in" svg:width="0.65096in" svg:height="0.31207in">
              <draw:text-box>
                <text:p text:style-name="a51" text:class-names="" text:cond-style-name=""><text:span text:style-name="a50" text:class-names="">DLR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7">
          <table:table-cell table:number-columns-repeated="16384"/>
        </table:table-row>
        <table:table-row table:style-name="ro7">
          <table:table-cell table:number-columns-repeated="9"/>
          <table:table-cell table:style-name="ce5">
            <draw:frame draw:z-index="16" draw:id="id15" draw:style-name="a55" draw:name="TextBox 1" svg:x="0.00085in" svg:y="0.06912in" svg:width="1.5929in" svg:height="0.42047in">
              <draw:text-box>
                <text:p text:style-name="a54" text:class-names="" text:cond-style-name=""><text:span text:style-name="a53" text:class-names="">Tyne and Wear Metro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style-name="ce5">
            <draw:frame draw:z-index="17" draw:id="id16" draw:style-name="a58" draw:name="TextBox 1" svg:x="0.04093in" svg:y="0.11667in" svg:width="1.14657in" svg:height="0.45625in">
              <draw:text-box>
                <text:p text:style-name="a57" text:class-names="" text:cond-style-name=""><text:span text:style-name="a56" text:class-names="">Blackpool Tramway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1048465" table:style-name="ro7">
          <table:table-cell table:number-columns-repeated="16384"/>
        </table:table-row>
        <table:named-expressions>
          <table:named-range table:name="Print_Area" table:cell-range-address="LRT0101.$A$1:LRT0101.$L$49" table:base-cell-address="LRT01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 number:grouping="true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percentage-style style:name="N38">
      <number:number number:decimal-places="1" number:min-integer-digits="1"/>
      <number:text>%</number:text>
    </number:percentage-style>
    <number:number-style style:name="N39">
      <number:number number:decimal-places="1" number:min-integer-digits="1"/>
    </number:number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style:style style:name="Heading_6._32_New_32_topics" style:display-name="Heading_6. New topics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zeen Khamkar</meta:initial-creator>
    <dc:creator>Fazeen Khamkar</dc:creator>
    <meta:creation-date>2018-06-21T15:09:27Z</meta:creation-date>
    <dc:date>2018-11-09T15:42:25Z</dc:date>
    <meta:print-date>2018-06-26T09:11:09Z</meta:print-date>
  </office:meta>
</office:document-meta>
</file>